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a" fo:country="DK" fo:font-weight="bold" officeooo:rsid="001701ee" officeooo:paragraph-rsid="00046a51" style:language-asian="zxx" style:country-asian="none" style:font-weight-asian="bold" style:language-complex="zxx" style:country-complex="none" style:font-weight-complex="bold"/>
    </style:style>
    <style:style style:name="P2" style:family="paragraph" style:parent-style-name="Standard">
      <style:text-properties fo:language="da" fo:country="DK" fo:font-weight="bold" officeooo:rsid="00187b6d" officeooo:paragraph-rsid="00046a51" style:language-asian="zxx" style:country-asian="none" style:font-weight-asian="bold" style:language-complex="zxx" style:country-complex="none" style:font-weight-complex="bold"/>
    </style:style>
    <style:style style:name="P3" style:family="paragraph" style:parent-style-name="Standard">
      <style:text-properties fo:language="da" fo:country="DK" fo:font-weight="bold" officeooo:rsid="001a7466" officeooo:paragraph-rsid="00046a51" style:language-asian="zxx" style:country-asian="none" style:font-weight-asian="bold" style:language-complex="zxx" style:country-complex="none" style:font-weight-complex="bold"/>
    </style:style>
    <style:style style:name="P4" style:family="paragraph" style:parent-style-name="Standard">
      <style:text-properties fo:language="da" fo:country="DK" fo:font-weight="bold" officeooo:paragraph-rsid="001da9bd" style:language-asian="zxx" style:country-asian="none" style:font-weight-asian="bold" style:language-complex="zxx" style:country-complex="none" style:font-weight-complex="bold"/>
    </style:style>
    <style:style style:name="P5" style:family="paragraph" style:parent-style-name="Standard">
      <style:text-properties fo:language="da" fo:country="DK" fo:font-weight="normal" officeooo:rsid="001a7466" officeooo:paragraph-rsid="00046a51" style:language-asian="zxx" style:country-asian="none" style:font-weight-asian="normal" style:language-complex="zxx" style:country-complex="none" style:font-weight-complex="normal"/>
    </style:style>
    <style:style style:name="P6" style:family="paragraph" style:parent-style-name="Standard">
      <style:text-properties fo:language="da" fo:country="DK" fo:font-weight="normal" officeooo:rsid="001c2cbe" officeooo:paragraph-rsid="00046a51" style:language-asian="zxx" style:country-asian="none" style:font-weight-asian="normal" style:language-complex="zxx" style:country-complex="none" style:font-weight-complex="normal"/>
    </style:style>
    <style:style style:name="P7" style:family="paragraph" style:parent-style-name="Standard">
      <style:text-properties fo:language="da" fo:country="DK" fo:font-weight="normal" officeooo:rsid="001c2cbe" officeooo:paragraph-rsid="002f21b9" style:language-asian="zxx" style:country-asian="none" style:font-weight-asian="normal" style:language-complex="zxx" style:country-complex="none" style:font-weight-complex="normal"/>
    </style:style>
    <style:style style:name="P8" style:family="paragraph" style:parent-style-name="Standard">
      <style:text-properties fo:language="da" fo:country="DK" fo:font-weight="normal" officeooo:rsid="001c2cbe" officeooo:paragraph-rsid="002fde1e" style:language-asian="zxx" style:country-asian="none" style:font-weight-asian="normal" style:language-complex="zxx" style:country-complex="none" style:font-weight-complex="normal"/>
    </style:style>
    <style:style style:name="P9" style:family="paragraph" style:parent-style-name="Standard">
      <style:text-properties fo:language="da" fo:country="DK" fo:font-weight="normal" officeooo:rsid="001c2cbe" officeooo:paragraph-rsid="002a8480" style:language-asian="zxx" style:country-asian="none" style:font-weight-asian="normal" style:language-complex="zxx" style:country-complex="none" style:font-weight-complex="normal"/>
    </style:style>
    <style:style style:name="P10" style:family="paragraph" style:parent-style-name="Standard">
      <style:text-properties fo:language="da" fo:country="DK" fo:font-weight="normal" officeooo:rsid="00187b6d" officeooo:paragraph-rsid="00046a51" style:language-asian="zxx" style:country-asian="none" style:font-weight-asian="normal" style:language-complex="zxx" style:country-complex="none" style:font-weight-complex="normal"/>
    </style:style>
    <style:style style:name="P11" style:family="paragraph" style:parent-style-name="Standard">
      <style:text-properties fo:language="da" fo:country="DK" fo:font-weight="normal" officeooo:rsid="000db633" officeooo:paragraph-rsid="000db633" style:language-asian="zxx" style:country-asian="none" style:font-weight-asian="normal" style:language-complex="zxx" style:country-complex="none" style:font-weight-complex="normal"/>
    </style:style>
    <style:style style:name="P12" style:family="paragraph" style:parent-style-name="Standard">
      <style:text-properties fo:language="da" fo:country="DK" fo:font-weight="normal" officeooo:rsid="00115dbd" officeooo:paragraph-rsid="00115dbd" style:language-asian="zxx" style:country-asian="none" style:font-weight-asian="normal" style:language-complex="zxx" style:country-complex="none" style:font-weight-complex="normal"/>
    </style:style>
    <style:style style:name="P13" style:family="paragraph" style:parent-style-name="Standard">
      <style:text-properties fo:language="da" fo:country="DK" fo:font-weight="normal" officeooo:rsid="000b5566" officeooo:paragraph-rsid="000c4d96" style:language-asian="zxx" style:country-asian="none" style:font-weight-asian="normal" style:language-complex="zxx" style:country-complex="none" style:font-weight-complex="normal"/>
    </style:style>
    <style:style style:name="P14" style:family="paragraph" style:parent-style-name="Standard">
      <style:text-properties fo:language="da" fo:country="DK" fo:font-weight="normal" officeooo:rsid="001b27f3" officeooo:paragraph-rsid="00046a51" style:language-asian="zxx" style:country-asian="none" style:font-weight-asian="normal" style:language-complex="zxx" style:country-complex="none" style:font-weight-complex="normal"/>
    </style:style>
    <style:style style:name="P15" style:family="paragraph" style:parent-style-name="Standard">
      <style:text-properties fo:language="da" fo:country="DK" fo:font-weight="normal" officeooo:rsid="002ed79f" officeooo:paragraph-rsid="002ed79f" style:language-asian="zxx" style:country-asian="none" style:font-weight-asian="normal" style:language-complex="zxx" style:country-complex="none" style:font-weight-complex="normal"/>
    </style:style>
    <style:style style:name="P16" style:family="paragraph" style:parent-style-name="Standard">
      <style:text-properties fo:language="da" fo:country="DK" fo:font-weight="normal" officeooo:rsid="00123c4e" officeooo:paragraph-rsid="00046a51"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061896" officeooo:paragraph-rsid="002ed79f"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normal" officeooo:rsid="00165470" officeooo:paragraph-rsid="002fde1e" style:language-asian="zxx" style:country-asian="none" style:font-weight-asian="normal" style:language-complex="zxx" style:country-complex="none" style:font-weight-complex="normal"/>
    </style:style>
    <style:style style:name="P19" style:family="paragraph" style:parent-style-name="Standard">
      <style:text-properties fo:language="da" fo:country="DK" fo:font-weight="normal" officeooo:rsid="002fde1e" officeooo:paragraph-rsid="002fde1e" style:language-asian="zxx" style:country-asian="none" style:font-weight-asian="normal" style:language-complex="zxx" style:country-complex="none" style:font-weight-complex="normal"/>
    </style:style>
    <style:style style:name="P20" style:family="paragraph" style:parent-style-name="Standard">
      <style:text-properties fo:language="da" fo:country="DK" officeooo:rsid="001701ee" officeooo:paragraph-rsid="00046a51" style:language-asian="zxx" style:country-asian="none" style:language-complex="zxx" style:country-complex="none"/>
    </style:style>
    <style:style style:name="P21" style:family="paragraph" style:parent-style-name="Standard">
      <style:text-properties fo:language="da" fo:country="DK" officeooo:rsid="00046a51" officeooo:paragraph-rsid="00046a51" style:language-asian="zxx" style:country-asian="none" style:language-complex="zxx" style:country-complex="none"/>
    </style:style>
    <style:style style:name="P22" style:family="paragraph" style:parent-style-name="Standard">
      <style:text-properties fo:language="da" fo:country="DK" officeooo:rsid="00178aab" officeooo:paragraph-rsid="00046a51" style:language-asian="zxx" style:country-asian="none" style:language-complex="zxx" style:country-complex="none"/>
    </style:style>
    <style:style style:name="P23" style:family="paragraph" style:parent-style-name="Standard">
      <style:text-properties fo:language="da" fo:country="DK" officeooo:rsid="00115dbd" officeooo:paragraph-rsid="00115dbd" style:language-asian="zxx" style:country-asian="none" style:language-complex="zxx" style:country-complex="none"/>
    </style:style>
    <style:style style:name="P24" style:family="paragraph" style:parent-style-name="Text_20_body">
      <style:paragraph-properties fo:text-align="start" style:justify-single-word="false"/>
      <style:text-properties fo:language="da" fo:country="DK" fo:font-weight="normal" officeooo:rsid="00092b98" officeooo:paragraph-rsid="002f21b9" style:language-asian="zxx" style:country-asian="none" style:font-weight-asian="normal" style:language-complex="zxx" style:country-complex="none" style:font-weight-complex="normal"/>
    </style:style>
    <style:style style:name="P25" style:family="paragraph" style:parent-style-name="Standard">
      <style:text-properties fo:language="da" fo:country="DK" fo:font-weight="bold" officeooo:rsid="001701ee" officeooo:paragraph-rsid="00046a51" style:language-asian="zxx" style:country-asian="none" style:font-weight-asian="bold" style:language-complex="zxx" style:country-complex="none" style:font-weight-complex="bold"/>
    </style:style>
    <style:style style:name="T1" style:family="text">
      <style:text-properties officeooo:rsid="001c43f8"/>
    </style:style>
    <style:style style:name="T2" style:family="text">
      <style:text-properties officeooo:rsid="00187b6d"/>
    </style:style>
    <style:style style:name="T3" style:family="text">
      <style:text-properties fo:font-weight="normal" style:font-weight-asian="normal" style:font-weight-complex="normal"/>
    </style:style>
    <style:style style:name="T4" style:family="text">
      <style:text-properties fo:font-weight="normal" officeooo:rsid="00187b6d" style:font-weight-asian="normal" style:font-weight-complex="normal"/>
    </style:style>
    <style:style style:name="T5" style:family="text">
      <style:text-properties fo:font-weight="normal" officeooo:rsid="002fde1e" style:font-weight-asian="normal" style:font-weight-complex="normal"/>
    </style:style>
    <style:style style:name="T6" style:family="text">
      <style:text-properties officeooo:rsid="00046a51"/>
    </style:style>
    <style:style style:name="T7" style:family="text">
      <style:text-properties officeooo:rsid="00061919"/>
    </style:style>
    <style:style style:name="T8" style:family="text">
      <style:text-properties officeooo:rsid="000b5566"/>
    </style:style>
    <style:style style:name="T9" style:family="text">
      <style:text-properties officeooo:rsid="000f114e"/>
    </style:style>
    <style:style style:name="T10" style:family="text">
      <style:text-properties officeooo:rsid="00115dbd"/>
    </style:style>
    <style:style style:name="T11" style:family="text">
      <style:text-properties officeooo:rsid="00165470"/>
    </style:style>
    <style:style style:name="T12" style:family="text">
      <style:text-properties officeooo:rsid="001837a8"/>
    </style:style>
    <style:style style:name="T13" style:family="text">
      <style:text-properties fo:font-style="italic" style:font-style-asian="italic" style:font-style-complex="italic"/>
    </style:style>
    <style:style style:name="T14" style:family="text">
      <style:text-properties fo:font-style="italic" officeooo:rsid="00123c4e" style:font-style-asian="italic" style:font-style-complex="italic"/>
    </style:style>
    <style:style style:name="T15" style:family="text">
      <style:text-properties officeooo:rsid="002dc4bc"/>
    </style:style>
    <style:style style:name="T16" style:family="text">
      <style:text-properties officeooo:rsid="002ed79f"/>
    </style:style>
    <style:style style:name="T17" style:family="text">
      <style:text-properties officeooo:rsid="002f21b9"/>
    </style:style>
    <style:style style:name="T18" style:family="text">
      <style:text-properties officeooo:rsid="00427792"/>
    </style:style>
    <style:style style:name="T19" style:family="text">
      <style:text-properties officeooo:rsid="003bdc92"/>
    </style:style>
    <style:style style:name="T20" style:family="text">
      <style:text-properties officeooo:rsid="000ad1a2"/>
    </style:style>
    <style:style style:name="T21" style:family="text">
      <style:text-properties officeooo:rsid="002fde1e"/>
    </style:style>
    <style:style style:name="T22" style:family="text">
      <style:text-properties officeooo:rsid="00092834"/>
    </style:style>
    <style:style style:name="T23" style:family="text">
      <style:text-properties officeooo:rsid="000a6137"/>
    </style:style>
    <style:style style:name="T24" style:family="text">
      <style:text-properties officeooo:rsid="0030d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Use case <text:span text:style-name="T16">3</text:span>: <text:span text:style-name="T6">Få placering af enkelt bus.</text:span></text:p>
      <text:p text:style-name="P20"/>
      <text:p text:style-name="P1">Mål: </text:p>
      <text:p text:style-name="P21"><text:span text:style-name="T1">M</text:span>ålet med denne Use Case <text:span text:style-name="T12">er at få vist den bus, der er tættest på et valgt busstoppested. Brugeren vil herudover også blive præsenteret for information om busstoppestedet.</text:span></text:p>
      <text:p text:style-name="P20"/>
      <text:p text:style-name="P1">Initiering:</text:p>
      <text:p text:style-name="P15">På kortet skabt af normalforløbet i Use Case 2, vælger brugeren et stoppested.</text:p>
      <text:p text:style-name="P22"/>
      <text:p text:style-name="P2">Aktører og interessenter:</text:p>
      <text:p text:style-name="P2"/>
      <text:p text:style-name="P2">Primære aktører:</text:p>
      <text:p text:style-name="P2"/>
      <text:p text:style-name="P4"><text:span text:style-name="T2"><text:tab/></text:span><text:span text:style-name="T4">-Bruger.</text:span></text:p>
      <text:p text:style-name="P10"/>
      <text:p text:style-name="P2">Antal samtidige forekomster:</text:p>
      <text:p text:style-name="P2"/>
      <text:p text:style-name="P5">En samtidig forekomst.</text:p>
      <text:p text:style-name="P5"/>
      <text:p text:style-name="P3">Ikke funktionelle krav:</text:p>
      <text:p text:style-name="P16"/>
      <text:p text:style-name="P14"><text:span text:style-name="T14">k</text:span><text:span text:style-name="T13">ommer senere.</text:span></text:p>
      <text:p text:style-name="P5"/>
      <text:p text:style-name="P3">Startbetingelser:</text:p>
      <text:p text:style-name="P3"/>
      <text:p text:style-name="P17"><text:span text:style-name="T16">N</text:span>ormalforløb <text:span text:style-name="T16">for</text:span> Use Case <text:span text:style-name="T16">2</text:span> er blevet <text:span text:style-name="T7">gennemført.</text:span></text:p>
      <text:p text:style-name="P3"/>
      <text:p text:style-name="P3">Slutresultat ved <text:span text:style-name="T7">succes</text:span>:</text:p>
      <text:p text:style-name="P3"/>
      <text:p text:style-name="P17">Brugeren <text:span text:style-name="T16">bliver præsenteret for et</text:span> kort, med indtegnet <text:span text:style-name="T16">busrute. Den tætteste bus på det valgte stoppested, vil blive vist med retning. Positionen for denne bus vil blive opdateret ved et givent tidsinterval. Tiden til bussens ankomst ved stoppestedet vil også blive vist. </text:span></text:p>
      <text:p text:style-name="P3"/>
      <text:p text:style-name="P3">slutresultat ved undtagelser:</text:p>
      <text:p text:style-name="P3"/>
      <text:p text:style-name="P24">Brugeren vil blive præsenteret for en fejlmeddelelse, hvori <text:span text:style-name="T24">der beskrives</text:span>, at persisteret data ikke kunne tilgås. </text:p>
      <text:p text:style-name="P24">Hvis undtagelsen sker ved, at systemet går i dvale, vil ingen data blive indlæst.</text:p>
      <text:p text:style-name="P24">Hvis bussens ankomsttid inde for et givent interval, vil den næste bus også blive vist. </text:p>
      <text:p text:style-name="P3"/>
      <text:p text:style-name="P3"/>
      <text:p text:style-name="P3">Normalforløb:</text:p>
      <text:p text:style-name="P5">1. Brugeren <text:span text:style-name="T17">vælger et busstoppested.</text:span></text:p>
      <text:p text:style-name="P13">2. <text:span text:style-name="T17">Brugeren bliver præsenteret for samme kort som før, hvor kun den nærmeste bus til det valgte busstoppested, er vist.</text:span></text:p>
      <text:p text:style-name="P11"><text:span text:style-name="T8">3. Tiden indtil bussen ankommer til det </text:span>valgte busstoppested, <text:span text:style-name="T17">samt information om busstoppestedet</text:span>, <text:span text:style-name="T17">vil</text:span> bliv<text:span text:style-name="T17">e</text:span> vist. </text:p>
      <text:p text:style-name="P3"/>
      <text:p text:style-name="P3"/>
      <text:p text:style-name="P3"/>
      <text:p text:style-name="P3"><text:soft-page-break/>Undtagelser:</text:p>
      <text:p text:style-name="P3"/>
      <text:p text:style-name="P6">Undtagelse <text:span text:style-name="T10">1</text:span>: <text:span text:style-name="T17">Positions data for nærmeste bus kan ikke tilgås.</text:span></text:p>
      <text:p text:style-name="P5"/>
      <text:p text:style-name="P7">(a) Systemet viser en fejlmeddelelse til brugeren, <text:span text:style-name="T18">der beskriver,</text:span> at de<text:span text:style-name="T18">t</text:span> ikke <text:span text:style-name="T19">er muligt at tilgå positionsdata for nærmeste bus.</text:span></text:p>
      <text:p text:style-name="P8">(<text:span text:style-name="T15">b</text:span>) <text:s/><text:span text:style-name="T20">Kortet vil blive vist, hvor bussen vises på deres senest hentede position. Bussens position opdateres ikke længere.</text:span></text:p>
      <text:p text:style-name="P6"/>
      <text:p text:style-name="P18"><text:span text:style-name="T9">U</text:span>ndtagelse 2: <text:span text:style-name="T20"><text:s/>Positions data for nærmeste bus kan igen tilgås.</text:span></text:p>
      <text:p text:style-name="P18">(a) <text:span text:style-name="T22">Systemet fortsætter i normalforløbet. Bussens position holdes igen opdateret.</text:span></text:p>
      <text:p text:style-name="P5"/>
      <text:p text:style-name="P8">Undtagelse <text:span text:style-name="T11">3</text:span>: <text:span text:style-name="T23">Hentningen af data annulleres</text:span></text:p>
      <text:p text:style-name="P6"/>
      <text:p text:style-name="P9">(a) Systemet <text:span text:style-name="T10">stopper med at hente bussens positions data.</text:span></text:p>
      <text:p text:style-name="P8">(b) <text:span text:style-name="T22">Der returneres til listen over busruter.</text:span></text:p>
      <text:p text:style-name="P6"/>
      <text:p text:style-name="P8">Undtagelse <text:span text:style-name="T11">4</text:span>: <text:span text:style-name="T23">Systemet går i dvale, under hentning af data.</text:span></text:p>
      <text:p text:style-name="P6"/>
      <text:p text:style-name="P8">(a) <text:span text:style-name="T22">Hentningen gøres færdige, og værdier opdateres.</text:span></text:p>
      <text:p text:style-name="P19"><text:span text:style-name="T22">(</text:span>b) <text:span text:style-name="T22">Systemet går i dvale. </text:span>Bussens<text:span text:style-name="T22"> position vil ikke længere holdes opdateret.</text:span></text:p>
      <text:p text:style-name="P6"/>
      <text:p text:style-name="P12">Undtagelse <text:span text:style-name="T11">5</text:span>: <text:span text:style-name="T21">Ankomsttiden for nærmeste bus til valgt stoppested, er inde for et givent interval.</text:span></text:p>
      <text:p text:style-name="P12"/>
      <text:p text:style-name="P23"><text:span text:style-name="T3">(a) <text:s/></text:span><text:span text:style-name="T5">Den næst-nærmeste bus på ruten, samt dennes tid til ankomst, vil blive v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20S</meta:editing-duration>
    <meta:editing-cycles>35</meta:editing-cycles>
    <meta:generator>LibreOffice/4.1.0.4$Windows_x86 LibreOffice_project/89ea49ddacd9aa532507cbf852f2bb22b1ace28</meta:generator>
    <dc:date>2013-09-11T16:16:56.370000000</dc:date>
    <meta:document-statistic meta:table-count="0" meta:image-count="0" meta:object-count="0" meta:page-count="2" meta:paragraph-count="38" meta:word-count="361" meta:character-count="2373" meta:non-whitespace-character-count="2041"/>
    <meta:user-defined meta:name="Info 1"/>
    <meta:user-defined meta:name="Info 2"/>
    <meta:user-defined meta:name="Info 3"/>
    <meta:user-defined meta:name="Info 4"/>
  </office:meta>
</office:document-meta>
</file>